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57A00003E7300002E208476A05130E1351A.svg" manifest:media-type="image/svg+xml"/>
  <manifest:file-entry manifest:full-path="Pictures/100002010000005A0000009930E0E1E7F90E92B7.png" manifest:media-type="image/png"/>
  <manifest:file-entry manifest:full-path="Pictures/10001E570000094500000FCDA12EF4E91E85A1F5.svg" manifest:media-type="image/svg+xml"/>
  <manifest:file-entry manifest:full-path="Pictures/100028990000092B00000FB29F4DF3C3D61284BC.svg" manifest:media-type="image/svg+xml"/>
  <manifest:file-entry manifest:full-path="Pictures/100002010000025C000001BE63A235DDFF64BBDE.png" manifest:media-type="image/png"/>
  <manifest:file-entry manifest:full-path="Pictures/10001A5D00001C3500002E20AAB467CBE685296C.svg" manifest:media-type="image/svg+xml"/>
  <manifest:file-entry manifest:full-path="Pictures/1000020100000111000001BEA6D0DB7089A14EB6.png" manifest:media-type="image/png"/>
  <manifest:file-entry manifest:full-path="Pictures/100002010000005900000098478B79E43E4FB7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/>
    </style:style>
    <style:style style:name="P3" style:family="paragraph">
      <loext:graphic-properties draw:fill="none" draw:fill-color="#ffffff"/>
      <style:paragraph-properties fo:text-align="start"/>
      <style:text-properties fo:font-weight="bold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ce181e" fo:font-weight="bold"/>
    </style:style>
    <style:style style:name="P8" style:family="paragraph">
      <loext:graphic-properties draw:fill="solid" draw:fill-color="#ffffff"/>
      <style:paragraph-properties fo:text-align="center"/>
      <style:text-properties fo:color="#ce181e" fo:font-weight="bold"/>
    </style:style>
    <style:style style:name="P9" style:family="paragraph">
      <style:paragraph-properties fo:text-align="start"/>
      <style:text-properties fo:color="#666666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fo:color="#666666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2.372cm" svg:height="4.044cm" svg:x="5.991cm" svg:y="1.907cm">
          <draw:image xlink:href="Pictures/10001E570000094500000FCDA12EF4E91E85A1F5.svg" xlink:type="simple" xlink:show="embed" xlink:actuate="onLoad">
            <text:p/>
          </draw:image>
          <draw:image xlink:href="Pictures/100002010000005A0000009930E0E1E7F90E92B7.png" xlink:type="simple" xlink:show="embed" xlink:actuate="onLoad"/>
        </draw:frame>
        <draw:frame draw:style-name="gr1" draw:text-style-name="P1" xml:id="id2" draw:id="id2" draw:layer="layout" svg:width="2.47cm" svg:height="4.04cm" svg:x="5.942cm" svg:y="9.56cm">
          <draw:image xlink:href="Pictures/10001A5D00001C3500002E20AAB467CBE685296C.svg" xlink:type="simple" xlink:show="embed" xlink:actuate="onLoad">
            <text:p/>
          </draw:image>
          <draw:image xlink:href="Pictures/1000020100000111000001BEA6D0DB7089A14EB6.png" xlink:type="simple" xlink:show="embed" xlink:actuate="onLoad"/>
        </draw:frame>
        <draw:g>
          <draw:frame draw:style-name="gr1" draw:text-style-name="P1" draw:layer="layout" svg:width="2.346cm" svg:height="4.017cm" svg:x="10.919cm" svg:y="1.921cm">
            <draw:image xlink:href="Pictures/100028990000092B00000FB29F4DF3C3D61284BC.svg" xlink:type="simple" xlink:show="embed" xlink:actuate="onLoad">
              <text:p/>
            </draw:image>
            <draw:image xlink:href="Pictures/100002010000005900000098478B79E43E4FB7A1.png" xlink:type="simple" xlink:show="embed" xlink:actuate="onLoad"/>
          </draw:frame>
          <draw:frame draw:style-name="gr1" draw:text-style-name="P1" draw:layer="layout" svg:width="2.372cm" svg:height="4.044cm" svg:x="14.141cm" svg:y="1.907cm">
            <draw:image xlink:href="Pictures/10001E570000094500000FCDA12EF4E91E85A1F5.svg" xlink:type="simple" xlink:show="embed" xlink:actuate="onLoad">
              <text:p/>
            </draw:image>
            <draw:image xlink:href="Pictures/100002010000005A0000009930E0E1E7F90E92B7.png" xlink:type="simple" xlink:show="embed" xlink:actuate="onLoad"/>
          </draw:frame>
        </draw:g>
        <draw:frame draw:style-name="gr1" draw:text-style-name="P1" draw:layer="layout" svg:width="5.46cm" svg:height="4.04cm" svg:x="10.986cm" svg:y="9.56cm">
          <draw:image xlink:href="Pictures/1000257A00003E7300002E208476A05130E1351A.svg" xlink:type="simple" xlink:show="embed" xlink:actuate="onLoad">
            <text:p/>
          </draw:image>
          <draw:image xlink:href="Pictures/100002010000025C000001BE63A235DDFF64BBDE.png" xlink:type="simple" xlink:show="embed" xlink:actuate="onLoad"/>
        </draw:frame>
        <draw:frame draw:style-name="gr2" draw:text-style-name="P3" draw:layer="layout" svg:width="3.186cm" svg:height="0.962cm" svg:x="17.4cm" svg:y="3.448cm">
          <draw:text-box>
            <text:p text:style-name="P2">Stimulus</text:p>
          </draw:text-box>
        </draw:frame>
        <draw:frame draw:style-name="gr2" draw:text-style-name="P3" draw:layer="layout" svg:width="3.321cm" svg:height="1.673cm" svg:x="17.4cm" svg:y="6.764cm">
          <draw:text-box>
            <text:p text:style-name="P2">Mental</text:p>
            <text:p text:style-name="P2">response</text:p>
          </draw:text-box>
        </draw:frame>
        <draw:frame draw:style-name="gr2" draw:text-style-name="P3" draw:layer="layout" svg:width="3.216cm" svg:height="0.962cm" svg:x="17.4cm" svg:y="11.099cm">
          <draw:text-box>
            <text:p text:style-name="P2">Behavior</text:p>
          </draw:text-box>
        </draw:frame>
        <draw:frame draw:style-name="gr2" draw:text-style-name="P5" draw:layer="layout" svg:width="3.482cm" svg:height="0.806cm" svg:x="5.436cm" svg:y="7.197cm">
          <draw:text-box>
            <text:p text:style-name="P4">Perceive light</text:p>
          </draw:text-box>
        </draw:frame>
        <draw:frame draw:style-name="gr2" draw:text-style-name="P5" draw:layer="layout" svg:width="6.797cm" svg:height="1.361cm" svg:x="10.318cm" svg:y="6.92cm">
          <draw:text-box>
            <text:p text:style-name="P4">Perceive light <text:span text:style-name="T1">and</text:span></text:p>
            <text:p text:style-name="P4">decide which button to press</text:p>
          </draw:text-box>
        </draw:frame>
        <draw:connector draw:style-name="gr3" draw:text-style-name="P6" draw:layer="layout" draw:type="curve" draw:line-skew="-2.838cm" svg:x1="5.991cm" svg:y1="3.929cm" svg:x2="5.942cm" svg:y2="11.58cm" draw:start-shape="id1" draw:start-glue-point="3" draw:end-shape="id2" draw:end-glue-point="3" svg:d="M5991 3929c-5080 0-5056 7651-49 7651" svg:viewBox="0 0 3808 7652">
          <text:p/>
        </draw:connector>
        <draw:frame draw:style-name="gr4" draw:text-style-name="P8" draw:layer="layout" svg:width="3.182cm" svg:height="1.673cm" svg:x="0.418cm" svg:y="6.764cm">
          <draw:text-box>
            <text:p text:style-name="P7">Reaction</text:p>
            <text:p text:style-name="P7">time</text:p>
          </draw:text-box>
        </draw:frame>
        <draw:line draw:style-name="gr5" draw:text-style-name="P6" draw:layer="layout" svg:x1="9.847cm" svg:y1="2cm" svg:x2="9.847cm" svg:y2="15cm">
          <text:p/>
        </draw:line>
        <draw:frame draw:style-name="gr2" draw:text-style-name="P10" draw:layer="layout" svg:width="2.195cm" svg:height="0.962cm" svg:x="5.9cm" svg:y="13.938cm">
          <draw:text-box>
            <text:p text:style-name="P9"><text:span text:style-name="T2">Part 1</text:span></text:p>
          </draw:text-box>
        </draw:frame>
        <draw:frame draw:style-name="gr2" draw:text-style-name="P10" draw:layer="layout" svg:width="2.195cm" svg:height="0.962cm" svg:x="12.7cm" svg:y="13.938cm">
          <draw:text-box>
            <text:p text:style-name="P9"><text:span text:style-name="T2">Part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9T10:49:23.022122257</meta:creation-date>
    <dc:date>2020-11-19T11:09:48.032710087</dc:date>
    <meta:editing-duration>PT20M23S</meta:editing-duration>
    <meta:editing-cycles>4</meta:editing-cycles>
    <meta:generator>LibreOffice/6.0.7.3$Linux_X86_64 LibreOffice_project/00m0$Build-3</meta:generator>
    <meta:document-statistic meta:object-count="16"/>
  </office:meta>
</office:document-meta>
</file>